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448in" fo:margin-right="1.9583in" fo:text-indent="0in" style:auto-text-indent="false" style:text-autospace="none"/>
      <style:text-properties style:use-window-font-color="true" style:font-name="Verdana" fo:font-size="12pt" style:font-name-asian="Arial1" style:font-size-asian="12pt" style:font-name-complex="Arial1" style:font-size-complex="12pt"/>
    </style:style>
    <style:style style:name="P2" style:family="paragraph" style:parent-style-name="Standard">
      <style:paragraph-properties fo:margin-left="0.448in" fo:margin-right="1.9583in" fo:text-indent="0in" style:auto-text-indent="false" style:text-autospace="none"/>
      <style:text-properties style:use-window-font-color="true" style:font-name="Verdana" fo:font-size="12pt" style:font-name-asian="Arial1" style:font-size-asian="12pt" style:font-name-complex="Arial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ugh edit</text:p>
      <text:p text:style-name="P1"/>
      <text:p text:style-name="P1">My mom bought a plus sized bathing suit that had an ad for liposuction right on it.</text:p>
      <text:p text:style-name="P1"/>
      <text:p text:style-name="P1"><text:tab/>I recently had a Laparoscopic Appendectomy, aka, my appendix removed. <text:s/>It took about a hour but it was really quite odd when I woke up, for I discovered that somehow in my absence of conciousness, my pubic hair was shaved...by a 45 <text:s/>year old man, so he could properly stick his... devices...inside me. <text:s/>Right before they put me out one of the doctors tells me that " while you are under Robin one of the nurses will administer a soposotory to you "...now is that really neccessary, im sure they have reason for the soposotory but do they gotta tell me that right before I go under, im already nervous as hell, and now the last thing I will be thinking of before I go under is being flipped over and a pill of unknown size, which my imagination will surely overexagerate, being...inserted...into...my...rectum. And they have to be all sneaky about it too " ONE of the nurses, im not telling which one..." its like I cant know which one violated me, and this makes me think, well...Why cant I know? <text:s/>what else are they doing up there? <text:s/>Putting ...up there? Or possibly removing, is it so I dont know which one to blame, when I take a watery shit and all the dried up clumps of grapes are missing? <text:s/>The surgery in all was not that bad to recover from, and one benifit of it was all the morphine they had me on for the next 24 hours man, was it intense. <text:s/>I didnt know the hospitals let patients ride Harley Davidsons from the operating room to the room they would be staying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olton Phillips</meta:initial-creator>
    <meta:creation-date>2009-05-04T20:15:58.67</meta:creation-date>
    <dc:date>2009-06-05T09:17:36.19</dc:date>
    <dc:creator>Colton Phillips</dc:creator>
    <meta:editing-duration>PT00H01M31S</meta:editing-duration>
    <meta:editing-cycles>2</meta:editing-cycles>
    <meta:generator>OpenOffice.org/3.0$Win32 OpenOffice.org_project/300m15$Build-9379</meta:generator>
    <meta:document-statistic meta:table-count="0" meta:image-count="0" meta:object-count="0" meta:page-count="1" meta:paragraph-count="3" meta:word-count="294" meta:character-count="1568"/>
  </office:meta>
</office:document-meta>
</file>